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29f" officeooo:paragraph-rsid="001f02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 9</text:p>
      <text:p text:style-name="P1">Title: Backtracking</text:p>
      <text:p text:style-name="P1"/>
      <text:p text:style-name="P1">Implement the graph coloring problem using backtrack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2:44:08.180444153</meta:creation-date>
    <dc:date>2023-03-30T12:45:14.480653548</dc:date>
    <meta:editing-duration>PT1M7S</meta:editing-duration>
    <meta:editing-cycles>1</meta:editing-cycles>
    <meta:document-statistic meta:table-count="0" meta:image-count="0" meta:object-count="0" meta:page-count="1" meta:paragraph-count="3" meta:word-count="12" meta:character-count="91" meta:non-whitespace-character-count="82"/>
    <meta:generator>LibreOffice/7.3.7.2$Linux_X86_64 LibreOffice_project/30$Build-2</meta:generator>
  </office:meta>
</office:document-meta>
</file>